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201cm" style:rel-column-width="1248*"/>
    </style:style>
    <style:style style:name="Table1.B" style:family="table-column">
      <style:table-column-properties style:column-width="2.085cm" style:rel-column-width="1182*"/>
    </style:style>
    <style:style style:name="Table1.C" style:family="table-column">
      <style:table-column-properties style:column-width="1.401cm" style:rel-column-width="794*"/>
    </style:style>
    <style:style style:name="Table1.D" style:family="table-column">
      <style:table-column-properties style:column-width="3.528cm" style:rel-column-width="2000*"/>
    </style:style>
    <style:style style:name="Table1.E" style:family="table-column">
      <style:table-column-properties style:column-width="7.786cm" style:rel-column-width="441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MyQuotes. Manual de usuario</text:title></text:p>
      <text:p text:style-name="Subtitle"><text:initial-creator>Mariano Muñoz</text:initial-creator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"><text:s/>1 <text:a xlink:type="simple" xlink:href="#__RefHeading__51_1378443548" text:style-name="Internet_20_link" text:visited-style-name="Internet_20_link">Introducción</text:a><text:tab/><text:a xlink:type="simple" xlink:href="#__RefHeading__51_1378443548" text:style-name="Internet_20_link" text:visited-style-name="Internet_20_link"><text:span text:style-name="Internet_20_link">2</text:span></text:a></text:p>
          <text:p text:style-name="P2"><text:s/>2 <text:a xlink:type="simple" xlink:href="#__RefHeading__53_1378443548" text:style-name="Internet_20_link" text:visited-style-name="Internet_20_link">Quick start</text:a><text:tab/><text:a xlink:type="simple" xlink:href="#__RefHeading__53_1378443548" text:style-name="Internet_20_link" text:visited-style-name="Internet_20_link"><text:span text:style-name="Internet_20_link">2</text:span></text:a></text:p>
          <text:p text:style-name="P2"><text:s/>3 <text:a xlink:type="simple" xlink:href="#__RefHeading__55_1378443548" text:style-name="Internet_20_link" text:visited-style-name="Internet_20_link">Descripción de ficheros</text:a><text:tab/><text:a xlink:type="simple" xlink:href="#__RefHeading__55_1378443548" text:style-name="Internet_20_link" text:visited-style-name="Internet_20_link"><text:span text:style-name="Internet_20_link">2</text:span></text:a></text:p>
          <text:p text:style-name="P2"><text:s/>4 <text:a xlink:type="simple" xlink:href="#__RefHeading__57_1378443548" text:style-name="Internet_20_link" text:visited-style-name="Internet_20_link">Esquema de la base de datos</text:a><text:tab/><text:a xlink:type="simple" xlink:href="#__RefHeading__57_1378443548" text:style-name="Internet_20_link" text:visited-style-name="Internet_20_link"><text:span text:style-name="Internet_20_link">2</text:span></text:a></text:p>
          <text:p text:style-name="P1"><text:s/>4.1 <text:a xlink:type="simple" xlink:href="#__RefHeading__59_1378443548" text:style-name="Internet_20_link" text:visited-style-name="Internet_20_link">Datos que actualmente almacena</text:a><text:tab/><text:a xlink:type="simple" xlink:href="#__RefHeading__59_1378443548" text:style-name="Internet_20_link" text:visited-style-name="Internet_20_link"><text:span text:style-name="Internet_20_link">2</text:span></text:a></text:p>
          <text:p text:style-name="P2"><text:s/>5 <text:a xlink:type="simple" xlink:href="#__RefHeading__61_1378443548" text:style-name="Internet_20_link" text:visited-style-name="Internet_20_link">Como acceder a la información</text:a><text:tab/><text:a xlink:type="simple" xlink:href="#__RefHeading__61_1378443548" text:style-name="Internet_20_link" text:visited-style-name="Internet_20_link"><text:span text:style-name="Internet_20_link">2</text:span></text:a></text:p>
          <text:p text:style-name="P1"><text:s/>5.1 <text:a xlink:type="simple" xlink:href="#__RefHeading__63_1378443548" text:style-name="Internet_20_link" text:visited-style-name="Internet_20_link">Cliente myquotes</text:a><text:tab/><text:a xlink:type="simple" xlink:href="#__RefHeading__63_1378443548" text:style-name="Internet_20_link" text:visited-style-name="Internet_20_link"><text:span text:style-name="Internet_20_link">2</text:span></text:a></text:p>
          <text:p text:style-name="P1"><text:s/>5.2 <text:a xlink:type="simple" xlink:href="#__RefHeading__65_1378443548" text:style-name="Internet_20_link" text:visited-style-name="Internet_20_link">Cliente psql de postgresql</text:a><text:tab/><text:a xlink:type="simple" xlink:href="#__RefHeading__65_1378443548" text:style-name="Internet_20_link" text:visited-style-name="Internet_20_link"><text:span text:style-name="Internet_20_link">2</text:span></text:a></text:p>
          <text:p text:style-name="P1"><text:s/>5.3 <text:a xlink:type="simple" xlink:href="#__RefHeading__67_1378443548" text:style-name="Internet_20_link" text:visited-style-name="Internet_20_link">Desde python</text:a><text:tab/><text:a xlink:type="simple" xlink:href="#__RefHeading__67_1378443548" text:style-name="Internet_20_link" text:visited-style-name="Internet_20_link"><text:span text:style-name="Internet_20_link">2</text:span></text:a></text:p>
        </text:index-body>
      </text:table-of-content>
      <text:p text:style-name="Text_20_body"/>
      <text:h text:style-name="P4" text:outline-level="1"><text:bookmark text:name="__RefHeading__51_1378443548"/>Introducción<text:bookmark-end text:name="__RefHeading__51_1378443548"/></text:h>
      <text:h text:style-name="Heading_20_1" text:outline-level="1"><text:bookmark text:name="__RefHeading__53_1378443548"/>Quick start<text:bookmark-end text:name="__RefHeading__53_1378443548"/></text:h>
      <text:h text:style-name="Heading_20_1" text:outline-level="1"><text:bookmark text:name="__RefHeading__55_1378443548"/>Descripción de ficheros<text:bookmark-end text:name="__RefHeading__55_1378443548"/></text:h>
      <text:h text:style-name="Heading_20_1" text:outline-level="1"><text:bookmark text:name="__RefHeading__57_1378443548"/>Esquema de la base de datos<text:bookmark-end text:name="__RefHeading__57_1378443548"/></text:h>
      <text:p text:style-name="Text_20_body">En quotes se almacena todo incluso lo que se pone en quotes_statistics</text:p>
      <text:p text:style-name="Text_20_body"/>
      <text:h text:style-name="Heading_20_2" text:outline-level="2">Fecha hora y quote</text:h>
      <text:p text:style-name="Text_20_body">El campo datetime debe ser de la hora local del lugar donde se encuentre el mercado de acciones.</text:p>
      <text:p text:style-name="Text_20_body">Al principio se programo para que guardara la hora utc, pero se pierden las referencias de la bolsa</text:p>
      <text:p text:style-name="Text_20_body">En myquotes no se pone timestamp porque se calcula la hora desde la tabla</text:p>
      <text:p text:style-name="Text_20_body">Debe hacerse una función</text:p>
      <text:p text:style-name="Text_20_body">Es el mejor sistema con quotes, desplegado por minutos, porque si no hay que poner otra tabla para open, close, high, …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Code</text:p>
          </table:table-cell>
          <table:table-cell table:style-name="Table1.A1" office:value-type="string">
            <text:p text:style-name="P3">Date</text:p>
          </table:table-cell>
          <table:table-cell table:style-name="Table1.A1" office:value-type="string">
            <text:p text:style-name="P3">Hour</text:p>
          </table:table-cell>
          <table:table-cell table:style-name="Table1.A1" office:value-type="string">
            <text:p text:style-name="P3">Zone</text:p>
          </table:table-cell>
          <table:table-cell table:style-name="Table1.E1" office:value-type="string">
            <text:p text:style-name="P3">Timestamp with zone</text:p>
          </table:table-cell>
        </table:table-row>
        <table:table-row>
          <table:table-cell table:style-name="Table1.A2" office:value-type="string">
            <text:p text:style-name="P3">None</text:p>
          </table:table-cell>
          <table:table-cell table:style-name="Table1.A2" office:value-type="string">
            <text:p text:style-name="P3">1999-12-12</text:p>
          </table:table-cell>
          <table:table-cell table:style-name="Table1.A2" office:value-type="string">
            <text:p text:style-name="P3">12:12</text:p>
          </table:table-cell>
          <table:table-cell table:style-name="Table1.A2" office:value-type="string">
            <text:p text:style-name="P3">Europe/Madrid</text:p>
          </table:table-cell>
          <table:table-cell table:style-name="Table1.E2" office:value-type="string">
            <text:p text:style-name="P3">None</text:p>
          </table:table-cell>
        </table:table-row>
        <table:table-row>
          <table:table-cell table:style-name="Table1.A2" office:value-type="string">
            <text:p text:style-name="P3">SAN.MC</text:p>
          </table:table-cell>
          <table:table-cell table:style-name="Table1.A2" office:value-type="string">
            <text:p text:style-name="P3">1999-12-12</text:p>
          </table:table-cell>
          <table:table-cell table:style-name="Table1.A2" office:value-type="string">
            <text:p text:style-name="P3">None</text:p>
          </table:table-cell>
          <table:table-cell table:style-name="Table1.A2" office:value-type="string">
            <text:p text:style-name="P3">Europe/Madrid</text:p>
          </table:table-cell>
          <table:table-cell table:style-name="Table1.E2" office:value-type="string">
            <text:p text:style-name="P3">1999-12-12 00:00:00 00</text:p>
          </table:table-cell>
        </table:table-row>
        <table:table-row>
          <table:table-cell table:style-name="Table1.A2" office:value-type="string">
            <text:p text:style-name="P3">SAN.MC</text:p>
          </table:table-cell>
          <table:table-cell table:style-name="Table1.A2" office:value-type="string">
            <text:p text:style-name="P3">1999-12-12</text:p>
          </table:table-cell>
          <table:table-cell table:style-name="Table1.A2" office:value-type="string">
            <text:p text:style-name="P3">17:38</text:p>
          </table:table-cell>
          <table:table-cell table:style-name="Table1.A2" office:value-type="string">
            <text:p text:style-name="P3">Europe/Madrid</text:p>
          </table:table-cell>
          <table:table-cell table:style-name="Table1.E2" office:value-type="string">
            <text:p text:style-name="P3">1999-12-12 17:38:00 +1</text:p>
          </table:table-cell>
        </table:table-row>
        <table:table-row>
          <table:table-cell table:style-name="Table1.A2" office:value-type="string">
            <text:p text:style-name="P3">SAN.MC</text:p>
          </table:table-cell>
          <table:table-cell table:style-name="Table1.A2" office:value-type="string">
            <text:p text:style-name="P3">1999-12-12</text:p>
          </table:table-cell>
          <table:table-cell table:style-name="Table1.A2" office:value-type="string">
            <text:p text:style-name="P3">Close</text:p>
          </table:table-cell>
          <table:table-cell table:style-name="Table1.A2" office:value-type="string">
            <text:p text:style-name="P3">Europe/Madrid</text:p>
          </table:table-cell>
          <table:table-cell table:style-name="Table1.E2" office:value-type="string">
            <text:p text:style-name="P3">1999-12-12 23:59:00 +11</text:p>
          </table:table-cell>
        </table:table-row>
      </table:table>
      <text:p text:style-name="Text_20_body"/>
      <text:h text:style-name="Heading_20_2" text:outline-level="2">quotes</text:h>
      <text:h text:style-name="Heading_20_2" text:outline-level="2">quotes_statistics</text:h>
      <text:p text:style-name="Text_20_body">Son datos históricos para estudios estadísticos entre los que se encuentran el máximo, el más bajo, apertura y cierre.</text:p>
      <text:p text:style-name="Text_20_body">Añaden </text:p>
      <text:p text:style-name="Text_20_body">Se consiguen de yahoo</text:p>
      <text:h text:style-name="Heading_20_2" text:outline-level="2"><text:bookmark text:name="__RefHeading__59_1378443548"/>Datos que actualmente almacena<text:bookmark-end text:name="__RefHeading__59_1378443548"/></text:h>
      <text:list xml:id="list828817456" text:style-name="L1">
        <text:list-item>
          <text:p text:style-name="P5">IBEX35</text:p>
        </text:list-item>
        <text:list-item>
          <text:p text:style-name="P5">EUROSTOXX50</text:p>
        </text:list-item>
      </text:list>
      <text:h text:style-name="Heading_20_1" text:outline-level="1"><text:bookmark text:name="__RefHeading__61_1378443548"/><text:soft-page-break/>Como acceder a la información<text:bookmark-end text:name="__RefHeading__61_1378443548"/></text:h>
      <text:h text:style-name="Heading_20_2" text:outline-level="2"><text:bookmark text:name="__RefHeading__63_1378443548"/>Cliente myquotes<text:bookmark-end text:name="__RefHeading__63_1378443548"/></text:h>
      <text:h text:style-name="Heading_20_2" text:outline-level="2"><text:bookmark text:name="__RefHeading__65_1378443548"/>Cliente psql de postgresql<text:bookmark-end text:name="__RefHeading__65_1378443548"/></text:h>
      <text:h text:style-name="Heading_20_2" text:outline-level="2"><text:bookmark text:name="__RefHeading__67_1378443548"/>Desde python<text:bookmark-end text:name="__RefHeading__67_1378443548"/></text:h>
      <text:h text:style-name="Heading_20_1" text:outline-level="1">Ventajas y desventajas tabla única</text:h>
      <text:p text:style-name="Text_20_body"/>
      <text:p text:style-name="Text_20_body"/>
      <text:h text:style-name="Heading_20_2" text:outline-level="2">Tabla única campos</text:h>
      <text:p text:style-name="Text_20_body">quotes</text:p>
      <text:list xml:id="list1927539303" text:style-name="L2">
        <text:list-item>
          <text:p text:style-name="P6">fecha, pk</text:p>
        </text:list-item>
        <text:list-item>
          <text:p text:style-name="P6">code, pk</text:p>
        </text:list-item>
        <text:list-item>
          <text:p text:style-name="P6">apetura</text:p>
        </text:list-item>
        <text:list-item>
          <text:p text:style-name="P6">cierre</text:p>
        </text:list-item>
        <text:list-item>
          <text:p text:style-name="P6">máximo</text:p>
        </text:list-item>
        <text:list-item>
          <text:p text:style-name="P6">mínimo</text:p>
        </text:list-item>
        <text:list-item>
          <text:p text:style-name="P6">24*60 campos numericos</text:p>
        </text:list-item>
        <text:list-item>
          <text:p text:style-name="P6">last, referencia al campo que es la hora</text:p>
        </text:list-item>
        <text:list-item>
          <text:p text:style-name="P6">volumen</text:p>
        </text:list-item>
      </text:list>
      <text:p text:style-name="Text_20_body">investments</text:p>
      <text:list xml:id="list1280814623" text:continue-numbering="true" text:style-name="L2">
        <text:list-item>
          <text:p text:style-name="P6">last, no una referencia, sino el valor.</text:p>
        </text:list-item>
        <text:list-item>
          <text:p text:style-name="P6">Dividendo</text:p>
        </text:list-item>
        <text:list-item>
          <text:p text:style-name="P6">currency</text:p>
        </text:list-item>
        <text:list-item>
          <text:p text:style-name="P6">isin</text:p>
        </text:list-item>
        <text:list-item>
          <text:p text:style-name="P6">type</text:p>
        </text:list-item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auto-update="true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o Muñoz</meta:initial-creator>
    <meta:creation-date>2010-11-07T09:57:48</meta:creation-date>
    <meta:generator>LibreOffice/3.4$Linux LibreOffice_project/340m1$Build-203</meta:generator>
    <meta:editing-cycles>8</meta:editing-cycles>
    <meta:editing-duration>PT13H26M58S</meta:editing-duration>
    <dc:subject>Manual de usuario</dc:subject>
    <dc:title>MyQuotes. Manual de usuario</dc:title>
    <dc:date>2011-08-19T11:36:25</dc:date>
    <dc:creator>Jean M. Auel</dc:creator>
    <meta:document-statistic meta:table-count="1" meta:image-count="0" meta:object-count="0" meta:page-count="3" meta:paragraph-count="79" meta:word-count="310" meta:character-count="1728" meta:non-whitespace-character-count="1489"/>
  </office:meta>
</office:document-meta>
</file>